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NetASCIIOutputStream.write( byte buffer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NetASCIIOutputStream.write( int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NetASCIIOutputStream.ToNetASCIIOutputStream(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NetASCIIOutputStream.write( byte buffer [ ]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